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color="#2a6099" loext:opacity="100%" fo:font-weight="bold" officeooo:paragraph-rsid="001e4907" style:font-weight-asian="bold" style:font-weight-complex="bold"/>
    </style:style>
    <style:style style:name="P2" style:family="paragraph" style:parent-style-name="Standard">
      <style:text-properties fo:color="#2a6099" loext:opacity="100%" fo:font-weight="bold" officeooo:rsid="001ff5dd" officeooo:paragraph-rsid="001ff5dd" style:font-weight-asian="bold" style:font-weight-complex="bold"/>
    </style:style>
    <style:style style:name="P3" style:family="paragraph" style:parent-style-name="Standard">
      <style:text-properties fo:color="#2a6099" loext:opacity="100%" fo:font-weight="bold" officeooo:rsid="001ff5dd" officeooo:paragraph-rsid="00237720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2a6099" loext:opacity="100%" fo:font-weight="bold" officeooo:rsid="00256a04" officeooo:paragraph-rsid="00256a04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2a6099" loext:opacity="100%" fo:font-weight="bold" officeooo:rsid="00256a04" officeooo:paragraph-rsid="00256a04" style:font-weight-asian="bold" style:font-weight-complex="bold"/>
    </style:style>
    <style:style style:name="P6" style:family="paragraph" style:parent-style-name="Standard">
      <style:text-properties style:use-window-font-color="true" loext:opacity="0%" fo:font-weight="normal" officeooo:rsid="001e4907" officeooo:paragraph-rsid="001e4907" style:font-weight-asian="normal" style:font-weight-complex="normal"/>
    </style:style>
    <style:style style:name="P7" style:family="paragraph" style:parent-style-name="Standard">
      <style:text-properties style:use-window-font-color="true" loext:opacity="0%" fo:font-weight="normal" officeooo:rsid="001ff5dd" officeooo:paragraph-rsid="001ff5dd" style:font-weight-asian="normal" style:font-weight-complex="normal"/>
    </style:style>
    <style:style style:name="P8" style:family="paragraph" style:parent-style-name="Standard">
      <style:text-properties style:use-window-font-color="true" loext:opacity="0%" fo:font-weight="normal" officeooo:rsid="001ff5dd" officeooo:paragraph-rsid="002ec624" style:font-weight-asian="normal" style:font-weight-complex="normal"/>
    </style:style>
    <style:style style:name="P9" style:family="paragraph" style:parent-style-name="Standard">
      <style:text-properties style:use-window-font-color="true" loext:opacity="0%" fo:font-weight="normal" officeooo:rsid="001ff5dd" officeooo:paragraph-rsid="003274bb" style:font-weight-asian="normal" style:font-weight-complex="normal"/>
    </style:style>
    <style:style style:name="P10" style:family="paragraph" style:parent-style-name="Standard">
      <style:text-properties style:use-window-font-color="true" loext:opacity="0%" fo:font-weight="normal" officeooo:rsid="00219b5c" officeooo:paragraph-rsid="00219b5c" style:font-weight-asian="normal" style:font-weight-complex="normal"/>
    </style:style>
    <style:style style:name="P11" style:family="paragraph" style:parent-style-name="Standard">
      <style:text-properties style:use-window-font-color="true" loext:opacity="0%" fo:font-weight="normal" officeooo:rsid="00246dcd" officeooo:paragraph-rsid="00246dcd" style:font-weight-asian="normal" style:font-weight-complex="normal"/>
    </style:style>
    <style:style style:name="P12" style:family="paragraph" style:parent-style-name="Standard">
      <style:text-properties style:use-window-font-color="true" loext:opacity="0%" fo:font-weight="normal" officeooo:rsid="00216d9a" officeooo:paragraph-rsid="001ff5dd" style:font-weight-asian="normal" style:font-weight-complex="normal"/>
    </style:style>
    <style:style style:name="P13" style:family="paragraph" style:parent-style-name="Standard">
      <style:text-properties style:use-window-font-color="true" loext:opacity="0%" fo:font-weight="normal" officeooo:rsid="00216d9a" officeooo:paragraph-rsid="002ec624" style:font-weight-asian="normal" style:font-weight-complex="normal"/>
    </style:style>
    <style:style style:name="P14" style:family="paragraph" style:parent-style-name="Standard">
      <style:text-properties style:use-window-font-color="true" loext:opacity="0%" fo:font-weight="normal" officeooo:rsid="002ce032" officeooo:paragraph-rsid="002ce032" style:font-weight-asian="normal" style:font-weight-complex="normal"/>
    </style:style>
    <style:style style:name="P15" style:family="paragraph" style:parent-style-name="Standard">
      <style:text-properties style:use-window-font-color="true" loext:opacity="0%" fo:font-weight="normal" officeooo:rsid="003274bb" officeooo:paragraph-rsid="003274bb" style:font-weight-asian="normal" style:font-weight-complex="normal"/>
    </style:style>
    <style:style style:name="P16" style:family="paragraph" style:parent-style-name="Standard">
      <style:text-properties officeooo:paragraph-rsid="001ff5dd"/>
    </style:style>
    <style:style style:name="P17" style:family="paragraph" style:parent-style-name="Standard">
      <style:paragraph-properties fo:text-align="start" style:justify-single-word="false"/>
      <style:text-properties fo:color="#000000" loext:opacity="100%" fo:font-weight="normal" officeooo:rsid="00256a04" officeooo:paragraph-rsid="00256a04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color="#000000" loext:opacity="100%" fo:font-weight="normal" officeooo:rsid="00256a04" officeooo:paragraph-rsid="00256a04" style:font-weight-asian="normal" style:font-weight-complex="normal"/>
    </style:style>
    <style:style style:name="P19" style:family="paragraph" style:parent-style-name="Standard">
      <style:text-properties fo:color="#000000" loext:opacity="100%" fo:font-weight="normal" officeooo:rsid="00256a04" officeooo:paragraph-rsid="00246dcd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loext:opacity="100%" fo:font-weight="normal" officeooo:rsid="002c261c" officeooo:paragraph-rsid="002c261c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loext:opacity="100%" fo:font-weight="normal" officeooo:rsid="003480be" officeooo:paragraph-rsid="003480be" style:font-weight-asian="normal" style:font-weight-complex="normal"/>
    </style:style>
    <style:style style:name="P22" style:family="paragraph" style:parent-style-name="Standard">
      <style:text-properties officeooo:paragraph-rsid="00246dcd"/>
    </style:style>
    <style:style style:name="P23" style:family="paragraph" style:parent-style-name="Text_20_body">
      <style:text-properties officeooo:rsid="0026d5ac" officeooo:paragraph-rsid="0026d5ac"/>
    </style:style>
    <style:style style:name="P24" style:family="paragraph" style:parent-style-name="Standard">
      <style:paragraph-properties fo:text-align="start" style:justify-single-word="false"/>
      <style:text-properties fo:color="#000000" loext:opacity="100%" fo:font-weight="normal" officeooo:rsid="00256a04" officeooo:paragraph-rsid="003a1193" style:font-weight-asian="normal" style:font-weight-complex="normal"/>
    </style:style>
    <style:style style:name="P25" style:family="paragraph" style:parent-style-name="Text_20_body" style:list-style-name="L1"/>
    <style:style style:name="P26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style:use-window-font-color="true" loext:opacity="0%" fo:font-weight="normal" officeooo:rsid="001ff5dd" style:font-weight-asian="normal" style:font-weight-complex="normal"/>
    </style:style>
    <style:style style:name="T2" style:family="text">
      <style:text-properties style:use-window-font-color="true" loext:opacity="0%" fo:font-weight="normal" officeooo:rsid="00219b5c" style:font-weight-asian="normal" style:font-weight-complex="normal"/>
    </style:style>
    <style:style style:name="T3" style:family="text">
      <style:text-properties fo:color="#2a6099" loext:opacity="100%" fo:font-weight="bold" officeooo:rsid="001ff5dd" style:font-weight-asian="bold" style:font-weight-complex="bold"/>
    </style:style>
    <style:style style:name="T4" style:family="text">
      <style:text-properties officeooo:rsid="00216d9a"/>
    </style:style>
    <style:style style:name="T5" style:family="text">
      <style:text-properties officeooo:rsid="00219b5c"/>
    </style:style>
    <style:style style:name="T6" style:family="text">
      <style:text-properties officeooo:rsid="00246dcd"/>
    </style:style>
    <style:style style:name="T7" style:family="text">
      <style:text-properties fo:color="#000000" loext:opacity="100%" fo:font-weight="normal" officeooo:rsid="00246dcd" style:font-weight-asian="normal" style:font-weight-complex="normal"/>
    </style:style>
    <style:style style:name="T8" style:family="text">
      <style:text-properties officeooo:rsid="0028c840"/>
    </style:style>
    <style:style style:name="T9" style:family="text">
      <style:text-properties officeooo:rsid="002d6737"/>
    </style:style>
    <style:style style:name="T10" style:family="text">
      <style:text-properties officeooo:rsid="002ec004"/>
    </style:style>
    <style:style style:name="T11" style:family="text">
      <style:text-properties officeooo:rsid="002ec624"/>
    </style:style>
    <style:style style:name="T12" style:family="text">
      <style:text-properties officeooo:rsid="003274bb"/>
    </style:style>
    <style:style style:name="T13" style:family="text">
      <style:text-properties officeooo:rsid="003480be"/>
    </style:style>
    <style:style style:name="T14" style:family="text">
      <style:text-properties officeooo:rsid="003716f7"/>
    </style:style>
    <style:style style:name="T15" style:family="text">
      <style:text-properties officeooo:rsid="003a119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NTRODUCCIÓN</text:p>
      <text:p text:style-name="P4"/>
      <text:p text:style-name="P5">Visión General del Sistema de Pago con Tarjetas Visa </text:p>
      <text:p text:style-name="P5"/>
      <text:p text:style-name="P24">El sistema de pago con tarjetas Visa es una infraestructura </text:p>
      <text:p text:style-name="P24"><text:span text:style-name="T15">+</text:span></text:p>
      <text:p text:style-name="P24"/>
      <text:p text:style-name="P24"/>
      <text:p text:style-name="P24">--global que facilita millones de transacciones financieras diariamente en todo el mundo. Visa actúa como una red de procesamiento de pagos que conecta a comercios, bancos emisores de tarjetas, bancos adquirentes y los titulares de las tarjetas Visa. Una visión general de cómo funciona este sistema: </text:p>
      <text:p text:style-name="P17"/>
      <text:p text:style-name="P18"><text:span text:style-name="Strong_20_Emphasis">Participantes Principales:</text:span></text:p>
      <text:list text:style-name="L1">
        <text:list-item>
          <text:p text:style-name="P26"><text:span text:style-name="Strong_20_Emphasis">Titular de la Tarjeta:</text:span> Persona que posee y utiliza la tarjeta Visa para realizar compras.</text:p>
        </text:list-item>
        <text:list-item>
          <text:p text:style-name="P26"><text:span text:style-name="Strong_20_Emphasis">Comercio:</text:span> Establecimiento o plataforma en línea donde se realizan las transacciones de compra.</text:p>
        </text:list-item>
        <text:list-item>
          <text:p text:style-name="P26"><text:span text:style-name="Strong_20_Emphasis">Banco Emisor:</text:span> Banco que emite la tarjeta Visa al titular y se encarga de la gestión de su cuenta.</text:p>
        </text:list-item>
        <text:list-item>
          <text:p text:style-name="P26"><text:span text:style-name="Strong_20_Emphasis">Banco Adquirente:</text:span> Banco del comercio que procesa las transacciones realizadas con tarjetas Visa en su establecimiento.</text:p>
        </text:list-item>
        <text:list-item>
          <text:p text:style-name="P25"><text:span text:style-name="Strong_20_Emphasis">Red Visa:</text:span> Infraestructura tecnológica global que facilita la comunicación y el procesamiento de transacciones entre bancos emisores y adquirentes.</text:p>
        </text:list-item>
      </text:list>
      <text:p text:style-name="P23">Cuando un usuario de una tarjeta VISA inicia un pago con tarjeta se inicia una transacción donde</text:p>
      <text:p text:style-name="P23">1. El comercio solicita autorización al Banco Adquiriente hacia la red Visa.</text:p>
      <text:p text:style-name="P23">2. Visa recibe la solicitud y envía al banco emisor del titular de la tarjeta su validez, autentificar al titular y comprobar que dispone de fondos para el pago.</text:p>
      <text:p text:style-name="P23">3. El banco emisor aprueba o rechaza la transacción y devuelve respuesta a través de la red Visa al banco adquiriente y al comerciante.</text:p>
      <text:p text:style-name="P23">4. Las transacciones aprobadas de <text:span text:style-name="T14">c</text:span>onsolidan y compensan entre los bancos.</text:p>
      <text:p text:style-name="P23">5. Se transfieren lo fondos para liquidar el pago.</text:p>
      <text:p text:style-name="P23">6. Se notifica la transacción finalizada al titular de la tarjeta y al comerciante.</text:p>
      <text:p text:style-name="P17"/>
      <text:p text:style-name="P17"/>
      <text:p text:style-name="P17"/>
      <text:p text:style-name="P4">DESARROLLO DEL CASO</text:p>
      <text:p text:style-name="P1"/>
      <text:p text:style-name="P1">1. Arquitectura de Software General:</text:p>
      <text:p text:style-name="P1"/>
      <text:p text:style-name="P1">Describe la arquitectura que propondrías para un sistema de pago como Visa. o ¿Qué tipo de servicios implementarías y por qué? </text:p>
      <text:p text:style-name="P6"/>
      <text:p text:style-name="P7">Para el sistema de pago con tarjetas VISA se propone una arquitectura de servicios distribuido</text:p>
      <text:p text:style-name="P7">ya que se va a interactuar con distintos equipos que van a estar localizadas en distintas </text:p>
      <text:p text:style-name="P7"><text:soft-page-break/>localizaciones, en el cual cada terminal tiene su propio sistema y que hace uso de su propia tecnología </text:p>
      <text:p text:style-name="P7">o lenguajes de programación para comunicarse con VISA.</text:p>
      <text:p text:style-name="P7"/>
      <text:p text:style-name="P15">Con una arquitectura orientada a servicios (SOA), en el que se va a utilizar el protocolo de comunicación SOAP, descripción de tipos de datos y estructuras de servicio WSDL, UDDI para publicar y entontrar servicios.</text:p>
      <text:p text:style-name="P15"/>
      <text:p text:style-name="P15">Este sistema nos permite <text:span text:style-name="T14">l</text:span>a escalabilidad de los servicios, aumentando los recursos sin afectar al </text:p>
      <text:p text:style-name="P15">rendimiento.</text:p>
      <text:p text:style-name="P9"/>
      <text:p text:style-name="P7">Se utilizaría una web service <text:span text:style-name="T12">basada en mensajes,</text:span> encargada de <text:span text:style-name="T12">la </text:span>comunica<text:span text:style-name="T12">ción</text:span> con distintos actores (bancos, c<text:span text:style-name="T10">lientes</text:span>), <text:s/>solicitando autorización de las transacciones <text:span text:style-name="T14">para la</text:span> realización de operaciones, autentificaciones, notificaciones, etc. </text:p>
      <text:p text:style-name="P2"/>
      <text:p text:style-name="P2">2. Respuesta a los Requisitos del sistema:</text:p>
      <text:p text:style-name="P7"/>
      <text:p text:style-name="P16"><text:span text:style-name="T3">Seguridad: Explica las medidas de seguridad necesarias para proteger las transacciones y los datos de los usuarios</text:span><text:span text:style-name="T1">. </text:span></text:p>
      <text:p text:style-name="P7"/>
      <text:p text:style-name="P7">- Para proteger las transacciones y los datos de usuarios se aplicará el uso de medidas criptográficas, que garantice la privacidad y protección de los datos.</text:p>
      <text:p text:style-name="P7"/>
      <text:p text:style-name="P7">- Las partes implicadas en el uso de los datos deben estar en sintonía con las técnicas criptográficas.</text:p>
      <text:p text:style-name="P7"/>
      <text:p text:style-name="P7">- Mantener los servicios actualizados.</text:p>
      <text:p text:style-name="P7"/>
      <text:p text:style-name="P7">- Control de acceso a los datos de los usuarios mediante roles y permisos.</text:p>
      <text:p text:style-name="P7"/>
      <text:p text:style-name="P7">- El uso del protocolo de seguridad HTTPS</text:p>
      <text:p text:style-name="P7"/>
      <text:p text:style-name="P7">- <text:span text:style-name="T4">Crear una infraestructura de certificados, </text:span><text:span text:style-name="T10">c</text:span><text:span text:style-name="T4">laves </text:span><text:span text:style-name="T10">y autentificaciones-</text:span></text:p>
      <text:p text:style-name="P7"/>
      <text:p text:style-name="P2">Alta Disponibilidad: ¿Qué estrategias utilizarías para asegurar la alta disponibilidad del sistema? </text:p>
      <text:p text:style-name="P7"/>
      <text:p text:style-name="P13"><text:span text:style-name="T11">Para garantizar una alta disponibilidad, se u</text:span>tilizaría mejores componentes y diseñaría mejores réplicas de recursos para que en el momento que uno falle siga con el otro.</text:p>
      <text:p text:style-name="P8"/>
      <text:p text:style-name="P2">Escalabilidad: ¿Cómo manejarías la escalabilidad para soportar picos de transacciones (por ejemplo, durante la temporada navideña)? </text:p>
      <text:p text:style-name="P7"/>
      <text:p text:style-name="P12">Dividir los servicios en micro servicios.</text:p>
      <text:p text:style-name="P10">Implementar balanceadores de carga para distribuir el tráfico de manera eficiente.</text:p>
      <text:p text:style-name="P10"/>
      <text:p text:style-name="P10"/>
      <text:p text:style-name="P2">Integridad de los Datos: ¿Qué métodos implementarías para asegurar la integridad de los datos en las transacciones? </text:p>
      <text:p text:style-name="P14"/>
      <text:p text:style-name="P7">- <text:span text:style-name="T5">El uso del protocolo</text:span><text:span text:style-name="T13">s seguros como</text:span><text:span text:style-name="T5"> https, certificados ssl y encriptación de los datos.</text:span></text:p>
      <text:p text:style-name="P7"/>
      <text:p text:style-name="P2"><text:soft-page-break/>Tiempos de Respuesta Rápidos: ¿Cómo optimizarías el sistema para asegurar tiempos de respuesta rápidos en todas las transacciones? </text:p>
      <text:p text:style-name="P2"/>
      <text:p text:style-name="P3">- <text:span text:style-name="T2">Desplegar servidores en distintas zonas geográficas para reducir la latencia y distribuir la carga</text:span></text:p>
      <text:p text:style-name="P3"><text:span text:style-name="T2"/></text:p>
      <text:p text:style-name="P2">3. Desarrollo de Servicios:</text:p>
      <text:p text:style-name="P2"/>
      <text:p text:style-name="P2">Describe cómo desarrollarías los servicios web utilizando herramientas y frameworks comunes </text:p>
      <text:p text:style-name="P2"/>
      <text:p text:style-name="P11">Seleccionaría un lenguaje de programación como JAVA que posee herramientas que ayudan a la implementación de los servicios web, un sistema de bases de datos basado en MySQL y un framework moderno como Spring Web Service que se utiliza con JAVA.</text:p>
      <text:p text:style-name="P11"/>
      <text:p text:style-name="P11"/>
      <text:p text:style-name="P2">¿Qué especificaciones y lenguajes de definición de servicios emplearías? </text:p>
      <text:p text:style-name="P2"/>
      <text:p text:style-name="P22"><text:span text:style-name="T7">Utilizaría SOAP, que</text:span> es un protocolo estándar para el intercambio de información estructurada en la implementación de servicios web <text:span text:style-name="T6">p</text:span>ara servicios que requieran un alto nivel de seguridad y transacciones complejas que necesiten manejar estados, como la autorización de pagos y la gestión de transacciones financieras. </text:p>
      <text:p text:style-name="P22"/>
      <text:p text:style-name="P22"><text:span text:style-name="T9">Usando el lenguaje de definición </text:span><text:span text:style-name="T6">WSDL para </text:span>definir claramente los servicios disponibles, los tipos de mensajes que pueden intercambiarse y la estructura de los datos utilizados en las transacciones financieras. </text:p>
      <text:p text:style-name="P22"/>
      <text:p text:style-name="P22">Además aplicar estandares de seguridad en servicios web como WS Security Tokens para autentificación de servicios, SAML para autentificación de usuarios.</text:p>
      <text:p text:style-name="P19"/>
      <text:p text:style-name="P17"><text:span text:style-name="T8">I</text:span>mplementar una arquitectura distribuida de servicios en un sistema de pago global como Visa presenta desafíos significativos pero también oportunidades para mejorar la seguridad, la eficiencia y la escalabilidad del sistema. Es crucial adoptar las mejores prácticas de desarrollo de software y mantenerse actualizado con las regulaciones y avances tecnológicos para asegurar el éxito a largo plazo en un entorno tan crítico como el de los pagos financieros. </text:p>
      <text:p text:style-name="P17"/>
      <text:p text:style-name="P17"/>
      <text:p text:style-name="P17">---------------------------------------------------------------------------------------------</text:p>
      <text:p text:style-name="P17"/>
      <text:p text:style-name="P17"/>
      <text:p text:style-name="P20">* Tipo de arquitectura se recomienda y explicarlo que se le propone a visa.</text:p>
      <text:p text:style-name="P20"/>
      <text:p text:style-name="P21">Ver nuevavisa.txt para incluir esrandares de seguridad etc etc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7T19:00:50.992000000</meta:creation-date>
    <dc:date>2024-07-09T17:37:30.347000000</dc:date>
    <meta:editing-duration>PT3H30M14S</meta:editing-duration>
    <meta:editing-cycles>13</meta:editing-cycles>
    <meta:generator>LibreOffice/24.2.1.2$Windows_X86_64 LibreOffice_project/db4def46b0453cc22e2d0305797cf981b68ef5ac</meta:generator>
    <meta:document-statistic meta:table-count="0" meta:image-count="0" meta:object-count="0" meta:page-count="3" meta:paragraph-count="57" meta:word-count="935" meta:character-count="6183" meta:non-whitespace-character-count="5292"/>
  </office:meta>
</office:document-meta>
</file>